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births/1,000 population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43.70</text:p>
          </table:table-cell>
          <table:table-cell table:formula="of:=[.B2]" office:value-type="string" office:string-value="43.70" calcext:value-type="string">
            <text:p>4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43.60</text:p>
          </table:table-cell>
          <table:table-cell table:formula="of:=[.B3]" office:value-type="string" office:string-value="43.60" calcext:value-type="string">
            <text:p>4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43.20</text:p>
          </table:table-cell>
          <table:table-cell table:formula="of:=[.B4]" office:value-type="string" office:string-value="43.20" calcext:value-type="string">
            <text:p>4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43.00</text:p>
          </table:table-cell>
          <table:table-cell table:formula="of:=[.B5]" office:value-type="string" office:string-value="43.00" calcext:value-type="string">
            <text:p>4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42.40</text:p>
          </table:table-cell>
          <table:table-cell table:formula="of:=[.B6]" office:value-type="string" office:string-value="42.40" calcext:value-type="string">
            <text:p>4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41.10</text:p>
          </table:table-cell>
          <table:table-cell table:formula="of:=[.B7]" office:value-type="string" office:string-value="41.10" calcext:value-type="string">
            <text:p>4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40.90</text:p>
          </table:table-cell>
          <table:table-cell table:formula="of:=[.B8]" office:value-type="string" office:string-value="40.90" calcext:value-type="string">
            <text:p>4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40.70</text:p>
          </table:table-cell>
          <table:table-cell table:formula="of:=[.B9]" office:value-type="string" office:string-value="40.70" calcext:value-type="string">
            <text:p>4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o.html" xlink:type="simple">Somalia</text:a> </text:p>
          </table:table-cell>
          <table:table-cell office:value-type="string" calcext:value-type="string">
            <text:p>39.30</text:p>
          </table:table-cell>
          <table:table-cell table:formula="of:=[.B10]" office:value-type="string" office:string-value="39.30" calcext:value-type="string">
            <text:p>3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37.90</text:p>
          </table:table-cell>
          <table:table-cell table:formula="of:=[.B11]" office:value-type="string" office:string-value="37.90" calcext:value-type="string">
            <text:p>3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37.80</text:p>
          </table:table-cell>
          <table:table-cell table:formula="of:=[.B12]" office:value-type="string" office:string-value="37.80" calcext:value-type="string">
            <text:p>37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37.50</text:p>
          </table:table-cell>
          <table:table-cell table:formula="of:=[.B13]" office:value-type="string" office:string-value="37.50" calcext:value-type="string">
            <text:p>3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37.30</text:p>
          </table:table-cell>
          <table:table-cell table:formula="of:=[.B14]" office:value-type="string" office:string-value="37.30" calcext:value-type="string">
            <text:p>3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36.90</text:p>
          </table:table-cell>
          <table:table-cell table:formula="of:=[.B15]" office:value-type="string" office:string-value="36.90" calcext:value-type="string">
            <text:p>3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36.90</text:p>
          </table:table-cell>
          <table:table-cell table:formula="of:=[.B16]" office:value-type="string" office:string-value="36.90" calcext:value-type="string">
            <text:p>3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36.40</text:p>
          </table:table-cell>
          <table:table-cell table:formula="of:=[.B17]" office:value-type="string" office:string-value="36.40" calcext:value-type="string">
            <text:p>36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36.00</text:p>
          </table:table-cell>
          <table:table-cell table:formula="of:=[.B18]" office:value-type="string" office:string-value="36.00" calcext:value-type="string">
            <text:p>3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36.00</text:p>
          </table:table-cell>
          <table:table-cell table:formula="of:=[.B19]" office:value-type="string" office:string-value="36.00" calcext:value-type="string">
            <text:p>3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35.30</text:p>
          </table:table-cell>
          <table:table-cell table:formula="of:=[.B20]" office:value-type="string" office:string-value="35.30" calcext:value-type="string">
            <text:p>3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35.20</text:p>
          </table:table-cell>
          <table:table-cell table:formula="of:=[.B21]" office:value-type="string" office:string-value="35.20" calcext:value-type="string">
            <text:p>3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35.00</text:p>
          </table:table-cell>
          <table:table-cell table:formula="of:=[.B22]" office:value-type="string" office:string-value="35.00" calcext:value-type="string">
            <text:p>3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34.50</text:p>
          </table:table-cell>
          <table:table-cell table:formula="of:=[.B23]" office:value-type="string" office:string-value="34.50" calcext:value-type="string">
            <text:p>3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34.20</text:p>
          </table:table-cell>
          <table:table-cell table:formula="of:=[.B24]" office:value-type="string" office:string-value="34.20" calcext:value-type="string">
            <text:p>3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34.00</text:p>
          </table:table-cell>
          <table:table-cell table:formula="of:=[.B25]" office:value-type="string" office:string-value="34.00" calcext:value-type="string">
            <text:p>3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34.00</text:p>
          </table:table-cell>
          <table:table-cell table:formula="of:=[.B26]" office:value-type="string" office:string-value="34.00" calcext:value-type="string">
            <text:p>3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33.70</text:p>
          </table:table-cell>
          <table:table-cell table:formula="of:=[.B27]" office:value-type="string" office:string-value="33.70" calcext:value-type="string">
            <text:p>3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32.90</text:p>
          </table:table-cell>
          <table:table-cell table:formula="of:=[.B28]" office:value-type="string" office:string-value="32.90" calcext:value-type="string">
            <text:p>3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32.90</text:p>
          </table:table-cell>
          <table:table-cell table:formula="of:=[.B29]" office:value-type="string" office:string-value="32.90" calcext:value-type="string">
            <text:p>3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32.80</text:p>
          </table:table-cell>
          <table:table-cell table:formula="of:=[.B30]" office:value-type="string" office:string-value="32.80" calcext:value-type="string">
            <text:p>3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32.80</text:p>
          </table:table-cell>
          <table:table-cell table:formula="of:=[.B31]" office:value-type="string" office:string-value="32.80" calcext:value-type="string">
            <text:p>3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31.70</text:p>
          </table:table-cell>
          <table:table-cell table:formula="of:=[.B32]" office:value-type="string" office:string-value="31.70" calcext:value-type="string">
            <text:p>3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31.50</text:p>
          </table:table-cell>
          <table:table-cell table:formula="of:=[.B33]" office:value-type="string" office:string-value="31.50" calcext:value-type="string">
            <text:p>3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31.00</text:p>
          </table:table-cell>
          <table:table-cell table:formula="of:=[.B34]" office:value-type="string" office:string-value="31.00" calcext:value-type="string">
            <text:p>3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z.html" xlink:type="simple">Gaza Strip</text:a> </text:p>
          </table:table-cell>
          <table:table-cell office:value-type="string" calcext:value-type="string">
            <text:p>30.50</text:p>
          </table:table-cell>
          <table:table-cell table:formula="of:=[.B35]" office:value-type="string" office:string-value="30.50" calcext:value-type="string">
            <text:p>3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30.20</text:p>
          </table:table-cell>
          <table:table-cell table:formula="of:=[.B36]" office:value-type="string" office:string-value="30.20" calcext:value-type="string">
            <text:p>3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30.10</text:p>
          </table:table-cell>
          <table:table-cell table:formula="of:=[.B37]" office:value-type="string" office:string-value="30.10" calcext:value-type="string">
            <text:p>3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30.00</text:p>
          </table:table-cell>
          <table:table-cell table:formula="of:=[.B38]" office:value-type="string" office:string-value="30.00" calcext:value-type="string">
            <text:p>3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29.90</text:p>
          </table:table-cell>
          <table:table-cell table:formula="of:=[.B39]" office:value-type="string" office:string-value="29.90" calcext:value-type="string">
            <text:p>2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29.80</text:p>
          </table:table-cell>
          <table:table-cell table:formula="of:=[.B40]" office:value-type="string" office:string-value="29.80" calcext:value-type="string">
            <text:p>2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r.html" xlink:type="simple">Eritrea</text:a> </text:p>
          </table:table-cell>
          <table:table-cell office:value-type="string" calcext:value-type="string">
            <text:p>29.10</text:p>
          </table:table-cell>
          <table:table-cell table:formula="of:=[.B41]" office:value-type="string" office:string-value="29.10" calcext:value-type="string">
            <text:p>29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i.html" xlink:type="simple">Western Sahara</text:a> </text:p>
          </table:table-cell>
          <table:table-cell office:value-type="string" calcext:value-type="string">
            <text:p>28.90</text:p>
          </table:table-cell>
          <table:table-cell table:formula="of:=[.B42]" office:value-type="string" office:string-value="28.90" calcext:value-type="string">
            <text:p>2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28.80</text:p>
          </table:table-cell>
          <table:table-cell table:formula="of:=[.B43]" office:value-type="string" office:string-value="28.80" calcext:value-type="string">
            <text:p>2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28.60</text:p>
          </table:table-cell>
          <table:table-cell table:formula="of:=[.B44]" office:value-type="string" office:string-value="28.60" calcext:value-type="string">
            <text:p>2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27.60</text:p>
          </table:table-cell>
          <table:table-cell table:formula="of:=[.B45]" office:value-type="string" office:string-value="27.60" calcext:value-type="string">
            <text:p>2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26.80</text:p>
          </table:table-cell>
          <table:table-cell table:formula="of:=[.B46]" office:value-type="string" office:string-value="26.80" calcext:value-type="string">
            <text:p>26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26.50</text:p>
          </table:table-cell>
          <table:table-cell table:formula="of:=[.B47]" office:value-type="string" office:string-value="26.50" calcext:value-type="string">
            <text:p>2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e.html" xlink:type="simple">West Bank</text:a> </text:p>
          </table:table-cell>
          <table:table-cell office:value-type="string" calcext:value-type="string">
            <text:p>26.00</text:p>
          </table:table-cell>
          <table:table-cell table:formula="of:=[.B48]" office:value-type="string" office:string-value="26.00" calcext:value-type="string">
            <text:p>2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25.80</text:p>
          </table:table-cell>
          <table:table-cell table:formula="of:=[.B49]" office:value-type="string" office:string-value="25.80" calcext:value-type="string">
            <text:p>2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25.30</text:p>
          </table:table-cell>
          <table:table-cell table:formula="of:=[.B50]" office:value-type="string" office:string-value="25.30" calcext:value-type="string">
            <text:p>2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24.60</text:p>
          </table:table-cell>
          <table:table-cell table:formula="of:=[.B51]" office:value-type="string" office:string-value="24.60" calcext:value-type="string">
            <text:p>2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24.50</text:p>
          </table:table-cell>
          <table:table-cell table:formula="of:=[.B52]" office:value-type="string" office:string-value="24.50" calcext:value-type="string">
            <text:p>2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24.20</text:p>
          </table:table-cell>
          <table:table-cell table:formula="of:=[.B53]" office:value-type="string" office:string-value="24.20" calcext:value-type="string">
            <text:p>2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m.html" xlink:type="simple">Marshall Islands</text:a> </text:p>
          </table:table-cell>
          <table:table-cell office:value-type="string" calcext:value-type="string">
            <text:p>23.80</text:p>
          </table:table-cell>
          <table:table-cell table:formula="of:=[.B54]" office:value-type="string" office:string-value="23.80" calcext:value-type="string">
            <text:p>2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23.70</text:p>
          </table:table-cell>
          <table:table-cell table:formula="of:=[.B55]" office:value-type="string" office:string-value="23.70" calcext:value-type="string">
            <text:p>2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v.html" xlink:type="simple">Tuvalu</text:a> </text:p>
          </table:table-cell>
          <table:table-cell office:value-type="string" calcext:value-type="string">
            <text:p>23.70</text:p>
          </table:table-cell>
          <table:table-cell table:formula="of:=[.B56]" office:value-type="string" office:string-value="23.70" calcext:value-type="string">
            <text:p>2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23.60</text:p>
          </table:table-cell>
          <table:table-cell table:formula="of:=[.B57]" office:value-type="string" office:string-value="23.60" calcext:value-type="string">
            <text:p>2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23.50</text:p>
          </table:table-cell>
          <table:table-cell table:formula="of:=[.B58]" office:value-type="string" office:string-value="23.50" calcext:value-type="string">
            <text:p>23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23.40</text:p>
          </table:table-cell>
          <table:table-cell table:formula="of:=[.B59]" office:value-type="string" office:string-value="23.40" calcext:value-type="string">
            <text:p>2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23.30</text:p>
          </table:table-cell>
          <table:table-cell table:formula="of:=[.B60]" office:value-type="string" office:string-value="23.30" calcext:value-type="string">
            <text:p>2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23.30</text:p>
          </table:table-cell>
          <table:table-cell table:formula="of:=[.B61]" office:value-type="string" office:string-value="23.30" calcext:value-type="string">
            <text:p>2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23.20</text:p>
          </table:table-cell>
          <table:table-cell table:formula="of:=[.B62]" office:value-type="string" office:string-value="23.20" calcext:value-type="string">
            <text:p>2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r.html" xlink:type="simple">Nauru</text:a> </text:p>
          </table:table-cell>
          <table:table-cell office:value-type="string" calcext:value-type="string">
            <text:p>23.20</text:p>
          </table:table-cell>
          <table:table-cell table:formula="of:=[.B63]" office:value-type="string" office:string-value="23.20" calcext:value-type="string">
            <text:p>2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22.90</text:p>
          </table:table-cell>
          <table:table-cell table:formula="of:=[.B64]" office:value-type="string" office:string-value="22.90" calcext:value-type="string">
            <text:p>2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22.80</text:p>
          </table:table-cell>
          <table:table-cell table:formula="of:=[.B65]" office:value-type="string" office:string-value="22.80" calcext:value-type="string">
            <text:p>2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22.60</text:p>
          </table:table-cell>
          <table:table-cell table:formula="of:=[.B66]" office:value-type="string" office:string-value="22.60" calcext:value-type="string">
            <text:p>2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22.60</text:p>
          </table:table-cell>
          <table:table-cell table:formula="of:=[.B67]" office:value-type="string" office:string-value="22.60" calcext:value-type="string">
            <text:p>2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22.50</text:p>
          </table:table-cell>
          <table:table-cell table:formula="of:=[.B68]" office:value-type="string" office:string-value="22.50" calcext:value-type="string">
            <text:p>2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22.00</text:p>
          </table:table-cell>
          <table:table-cell table:formula="of:=[.B69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n.html" xlink:type="simple">Tonga</text:a> </text:p>
          </table:table-cell>
          <table:table-cell office:value-type="string" calcext:value-type="string">
            <text:p>21.80</text:p>
          </table:table-cell>
          <table:table-cell table:formula="of:=[.B70]" office:value-type="string" office:string-value="21.80" calcext:value-type="string">
            <text:p>2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21.70</text:p>
          </table:table-cell>
          <table:table-cell table:formula="of:=[.B71]" office:value-type="string" office:string-value="21.70" calcext:value-type="string">
            <text:p>2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21.60</text:p>
          </table:table-cell>
          <table:table-cell table:formula="of:=[.B72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21.60</text:p>
          </table:table-cell>
          <table:table-cell table:formula="of:=[.B73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21.60</text:p>
          </table:table-cell>
          <table:table-cell table:formula="of:=[.B74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21.50</text:p>
          </table:table-cell>
          <table:table-cell table:formula="of:=[.B75]" office:value-type="string" office:string-value="21.50" calcext:value-type="string">
            <text:p>2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r.html" xlink:type="simple">Kiribati</text:a> </text:p>
          </table:table-cell>
          <table:table-cell office:value-type="string" calcext:value-type="string">
            <text:p>21.00</text:p>
          </table:table-cell>
          <table:table-cell table:formula="of:=[.B76]" office:value-type="string" office:string-value="21.00" calcext:value-type="string">
            <text:p>2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20.70</text:p>
          </table:table-cell>
          <table:table-cell table:formula="of:=[.B77]" office:value-type="string" office:string-value="20.70" calcext:value-type="string">
            <text:p>2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20.20</text:p>
          </table:table-cell>
          <table:table-cell table:formula="of:=[.B78]" office:value-type="string" office:string-value="20.20" calcext:value-type="string">
            <text:p>2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19.90</text:p>
          </table:table-cell>
          <table:table-cell table:formula="of:=[.B79]" office:value-type="string" office:string-value="19.90" calcext:value-type="string">
            <text:p>1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19.70</text:p>
          </table:table-cell>
          <table:table-cell table:formula="of:=[.B80]" office:value-type="string" office:string-value="19.70" calcext:value-type="string">
            <text:p>19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19.60</text:p>
          </table:table-cell>
          <table:table-cell table:formula="of:=[.B81]" office:value-type="string" office:string-value="19.60" calcext:value-type="string">
            <text:p>1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q.html" xlink:type="simple">Guam</text:a> </text:p>
          </table:table-cell>
          <table:table-cell office:value-type="string" calcext:value-type="string">
            <text:p>19.40</text:p>
          </table:table-cell>
          <table:table-cell table:formula="of:=[.B82]" office:value-type="string" office:string-value="19.40" calcext:value-type="string">
            <text:p>1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19.10</text:p>
          </table:table-cell>
          <table:table-cell table:formula="of:=[.B83]" office:value-type="string" office:string-value="19.10" calcext:value-type="string">
            <text:p>19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q.html" xlink:type="simple">American Samoa</text:a> </text:p>
          </table:table-cell>
          <table:table-cell office:value-type="string" calcext:value-type="string">
            <text:p>19.00</text:p>
          </table:table-cell>
          <table:table-cell table:formula="of:=[.B84]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18.90</text:p>
          </table:table-cell>
          <table:table-cell table:formula="of:=[.B85]" office:value-type="string" office:string-value="18.90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18.90</text:p>
          </table:table-cell>
          <table:table-cell table:formula="of:=[.B86]" office:value-type="string" office:string-value="18.90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18.80</text:p>
          </table:table-cell>
          <table:table-cell table:formula="of:=[.B87]" office:value-type="string" office:string-value="18.80" calcext:value-type="string">
            <text:p>1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18.80</text:p>
          </table:table-cell>
          <table:table-cell table:formula="of:=[.B88]" office:value-type="string" office:string-value="18.80" calcext:value-type="string">
            <text:p>1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18.70</text:p>
          </table:table-cell>
          <table:table-cell table:formula="of:=[.B89]" office:value-type="string" office:string-value="18.70" calcext:value-type="string">
            <text:p>1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18.60</text:p>
          </table:table-cell>
          <table:table-cell table:formula="of:=[.B90]" office:value-type="string" office:string-value="18.60" calcext:value-type="string">
            <text:p>1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18.50</text:p>
          </table:table-cell>
          <table:table-cell table:formula="of:=[.B91]" office:value-type="string" office:string-value="18.50" calcext:value-type="string">
            <text:p>1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18.20</text:p>
          </table:table-cell>
          <table:table-cell table:formula="of:=[.B92]" office:value-type="string" office:string-value="18.20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18.20</text:p>
          </table:table-cell>
          <table:table-cell table:formula="of:=[.B93]" office:value-type="string" office:string-value="18.20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18.10</text:p>
          </table:table-cell>
          <table:table-cell table:formula="of:=[.B94]" office:value-type="string" office:string-value="18.10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17.90</text:p>
          </table:table-cell>
          <table:table-cell table:formula="of:=[.B95]" office:value-type="string" office:string-value="17.90" calcext:value-type="string">
            <text:p>1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17.70</text:p>
          </table:table-cell>
          <table:table-cell table:formula="of:=[.B96]" office:value-type="string" office:string-value="17.70" calcext:value-type="string">
            <text:p>17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17.60</text:p>
          </table:table-cell>
          <table:table-cell table:formula="of:=[.B97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17.60</text:p>
          </table:table-cell>
          <table:table-cell table:formula="of:=[.B98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17.60</text:p>
          </table:table-cell>
          <table:table-cell table:formula="of:=[.B99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17.50</text:p>
          </table:table-cell>
          <table:table-cell table:formula="of:=[.B100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17.50</text:p>
          </table:table-cell>
          <table:table-cell table:formula="of:=[.B101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17.50</text:p>
          </table:table-cell>
          <table:table-cell table:formula="of:=[.B102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17.40</text:p>
          </table:table-cell>
          <table:table-cell table:formula="of:=[.B103]" office:value-type="string" office:string-value="17.40" calcext:value-type="string">
            <text:p>1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17.40</text:p>
          </table:table-cell>
          <table:table-cell table:formula="of:=[.B104]" office:value-type="string" office:string-value="17.40" calcext:value-type="string">
            <text:p>1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y.html" xlink:type="simple">Libya</text:a> </text:p>
          </table:table-cell>
          <table:table-cell office:value-type="string" calcext:value-type="string">
            <text:p>17.20</text:p>
          </table:table-cell>
          <table:table-cell table:formula="of:=[.B105]" office:value-type="string" office:string-value="17.20" calcext:value-type="string">
            <text:p>1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17.00</text:p>
          </table:table-cell>
          <table:table-cell table:formula="of:=[.B106]" office:value-type="string" office:string-value="17.00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16.90</text:p>
          </table:table-cell>
          <table:table-cell table:formula="of:=[.B107]" office:value-type="string" office:string-value="16.90" calcext:value-type="string">
            <text:p>1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16.60</text:p>
          </table:table-cell>
          <table:table-cell table:formula="of:=[.B108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16.60</text:p>
          </table:table-cell>
          <table:table-cell table:formula="of:=[.B109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16.50</text:p>
          </table:table-cell>
          <table:table-cell table:formula="of:=[.B110]" office:value-type="string" office:string-value="16.50" calcext:value-type="string">
            <text:p>1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16.50</text:p>
          </table:table-cell>
          <table:table-cell table:formula="of:=[.B111]" office:value-type="string" office:string-value="16.50" calcext:value-type="string">
            <text:p>1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16.10</text:p>
          </table:table-cell>
          <table:table-cell table:formula="of:=[.B112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16.10</text:p>
          </table:table-cell>
          <table:table-cell table:formula="of:=[.B113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15.90</text:p>
          </table:table-cell>
          <table:table-cell table:formula="of:=[.B114]" office:value-type="string" office:string-value="15.90" calcext:value-type="string">
            <text:p>1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15.80</text:p>
          </table:table-cell>
          <table:table-cell table:formula="of:=[.B115]" office:value-type="string" office:string-value="15.80" calcext:value-type="string">
            <text:p>1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15.60</text:p>
          </table:table-cell>
          <table:table-cell table:formula="of:=[.B116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15.60</text:p>
          </table:table-cell>
          <table:table-cell table:formula="of:=[.B117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15.60</text:p>
          </table:table-cell>
          <table:table-cell table:formula="of:=[.B118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15.40</text:p>
          </table:table-cell>
          <table:table-cell table:formula="of:=[.B119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15.40</text:p>
          </table:table-cell>
          <table:table-cell table:formula="of:=[.B120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15.30</text:p>
          </table:table-cell>
          <table:table-cell table:formula="of:=[.B121]" office:value-type="string" office:string-value="15.30" calcext:value-type="string">
            <text:p>1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15.30</text:p>
          </table:table-cell>
          <table:table-cell table:formula="of:=[.B122]" office:value-type="string" office:string-value="15.30" calcext:value-type="string">
            <text:p>1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15.20</text:p>
          </table:table-cell>
          <table:table-cell table:formula="of:=[.B123]" office:value-type="string" office:string-value="15.20" calcext:value-type="string">
            <text:p>1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15.20</text:p>
          </table:table-cell>
          <table:table-cell table:formula="of:=[.B124]" office:value-type="string" office:string-value="15.20" calcext:value-type="string">
            <text:p>1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15.10</text:p>
          </table:table-cell>
          <table:table-cell table:formula="of:=[.B125]" office:value-type="string" office:string-value="15.10" calcext:value-type="string">
            <text:p>1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15.00</text:p>
          </table:table-cell>
          <table:table-cell table:formula="of:=[.B126]" office:value-type="string" office:string-value="15.00" calcext:value-type="string">
            <text:p>1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q.html" xlink:type="simple">Northern Mariana Islands</text:a> </text:p>
          </table:table-cell>
          <table:table-cell office:value-type="string" calcext:value-type="string">
            <text:p>14.90</text:p>
          </table:table-cell>
          <table:table-cell table:formula="of:=[.B127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k.html" xlink:type="simple">Turks and Caicos Islands</text:a> </text:p>
          </table:table-cell>
          <table:table-cell office:value-type="string" calcext:value-type="string">
            <text:p>14.90</text:p>
          </table:table-cell>
          <table:table-cell table:formula="of:=[.B128]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c.html" xlink:type="simple">New Caledonia</text:a> </text:p>
          </table:table-cell>
          <table:table-cell office:value-type="string" calcext:value-type="string">
            <text:p>14.80</text:p>
          </table:table-cell>
          <table:table-cell table:formula="of:=[.B129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14.80</text:p>
          </table:table-cell>
          <table:table-cell table:formula="of:=[.B130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n.html" xlink:type="simple">Korea, North</text:a> </text:p>
          </table:table-cell>
          <table:table-cell office:value-type="string" calcext:value-type="string">
            <text:p>14.60</text:p>
          </table:table-cell>
          <table:table-cell table:formula="of:=[.B131]" office:value-type="string" office:string-value="14.60" calcext:value-type="string">
            <text:p>1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o.html" xlink:type="simple">Faroe Islands</text:a> </text:p>
          </table:table-cell>
          <table:table-cell office:value-type="string" calcext:value-type="string">
            <text:p>14.50</text:p>
          </table:table-cell>
          <table:table-cell table:formula="of:=[.B132]" office:value-type="string" office:string-value="14.50" calcext:value-type="string">
            <text:p>1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p.html" xlink:type="simple">French Polynesia</text:a> </text:p>
          </table:table-cell>
          <table:table-cell office:value-type="string" calcext:value-type="string">
            <text:p>14.50</text:p>
          </table:table-cell>
          <table:table-cell table:formula="of:=[.B133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l.html" xlink:type="simple">Greenland</text:a> </text:p>
          </table:table-cell>
          <table:table-cell office:value-type="string" calcext:value-type="string">
            <text:p>14.30</text:p>
          </table:table-cell>
          <table:table-cell table:formula="of:=[.B134]" office:value-type="string" office:string-value="14.30" calcext:value-type="string">
            <text:p>1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14.10</text:p>
          </table:table-cell>
          <table:table-cell table:formula="of:=[.B135]" office:value-type="string" office:string-value="14.10" calcext:value-type="string">
            <text:p>14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13.90</text:p>
          </table:table-cell>
          <table:table-cell table:formula="of:=[.B136]" office:value-type="string" office:string-value="13.90" calcext:value-type="string">
            <text:p>1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i.html" xlink:type="simple">Gibraltar</text:a> </text:p>
          </table:table-cell>
          <table:table-cell office:value-type="string" calcext:value-type="string">
            <text:p>13.90</text:p>
          </table:table-cell>
          <table:table-cell table:formula="of:=[.B137]" office:value-type="string" office:string-value="13.90" calcext:value-type="string">
            <text:p>1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13.80</text:p>
          </table:table-cell>
          <table:table-cell table:formula="of:=[.B138]" office:value-type="string" office:string-value="13.80" calcext:value-type="string">
            <text:p>1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13.70</text:p>
          </table:table-cell>
          <table:table-cell table:formula="of:=[.B139]" office:value-type="string" office:string-value="13.70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c.html" xlink:type="simple">Curacao</text:a> </text:p>
          </table:table-cell>
          <table:table-cell office:value-type="string" calcext:value-type="string">
            <text:p>13.70</text:p>
          </table:table-cell>
          <table:table-cell table:formula="of:=[.B140]" office:value-type="string" office:string-value="13.70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13.60</text:p>
          </table:table-cell>
          <table:table-cell table:formula="of:=[.B141]" office:value-type="string" office:string-value="13.60" calcext:value-type="string">
            <text:p>1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13.40</text:p>
          </table:table-cell>
          <table:table-cell table:formula="of:=[.B142]" office:value-type="string" office:string-value="13.40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13.40</text:p>
          </table:table-cell>
          <table:table-cell table:formula="of:=[.B143]" office:value-type="string" office:string-value="13.40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13.20</text:p>
          </table:table-cell>
          <table:table-cell table:formula="of:=[.B144]" office:value-type="string" office:string-value="13.20" calcext:value-type="string">
            <text:p>1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13.10</text:p>
          </table:table-cell>
          <table:table-cell table:formula="of:=[.B145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13.10</text:p>
          </table:table-cell>
          <table:table-cell table:formula="of:=[.B146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13.10</text:p>
          </table:table-cell>
          <table:table-cell table:formula="of:=[.B147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n.html" xlink:type="simple">Sint Maarten</text:a> </text:p>
          </table:table-cell>
          <table:table-cell office:value-type="string" calcext:value-type="string">
            <text:p>13.10</text:p>
          </table:table-cell>
          <table:table-cell table:formula="of:=[.B148]" office:value-type="string" office:string-value="13.10" calcext:value-type="string">
            <text:p>1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13.00</text:p>
          </table:table-cell>
          <table:table-cell table:formula="of:=[.B149]" office:value-type="string" office:string-value="13.00" calcext:value-type="string">
            <text:p>1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13.00</text:p>
          </table:table-cell>
          <table:table-cell table:formula="of:=[.B150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13.00</text:p>
          </table:table-cell>
          <table:table-cell table:formula="of:=[.B151]" office:value-type="string" office:string-value="13.00" calcext:value-type="string">
            <text:p>1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f.html" xlink:type="simple">Wallis and Futuna</text:a> </text:p>
          </table:table-cell>
          <table:table-cell office:value-type="string" calcext:value-type="string">
            <text:p>13.00</text:p>
          </table:table-cell>
          <table:table-cell table:formula="of:=[.B152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12.80</text:p>
          </table:table-cell>
          <table:table-cell table:formula="of:=[.B153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12.60</text:p>
          </table:table-cell>
          <table:table-cell table:formula="of:=[.B154]" office:value-type="string" office:string-value="12.60" calcext:value-type="string">
            <text:p>1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e.html" xlink:type="simple">Jersey</text:a> </text:p>
          </table:table-cell>
          <table:table-cell office:value-type="string" calcext:value-type="string">
            <text:p>12.50</text:p>
          </table:table-cell>
          <table:table-cell table:formula="of:=[.B155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q.html" xlink:type="simple">Virgin Islands</text:a> </text:p>
          </table:table-cell>
          <table:table-cell office:value-type="string" calcext:value-type="string">
            <text:p>12.50</text:p>
          </table:table-cell>
          <table:table-cell table:formula="of:=[.B156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v.html" xlink:type="simple">Anguilla</text:a> </text:p>
          </table:table-cell>
          <table:table-cell office:value-type="string" calcext:value-type="string">
            <text:p>12.40</text:p>
          </table:table-cell>
          <table:table-cell table:formula="of:=[.B157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12.40</text:p>
          </table:table-cell>
          <table:table-cell table:formula="of:=[.B158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12.30</text:p>
          </table:table-cell>
          <table:table-cell table:formula="of:=[.B159]" office:value-type="string" office:string-value="12.30" calcext:value-type="string">
            <text:p>1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12.30</text:p>
          </table:table-cell>
          <table:table-cell table:formula="of:=[.B160]" office:value-type="string" office:string-value="12.30" calcext:value-type="string">
            <text:p>1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12.20</text:p>
          </table:table-cell>
          <table:table-cell table:formula="of:=[.B161]" office:value-type="string" office:string-value="12.20" calcext:value-type="string">
            <text:p>1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12.10</text:p>
          </table:table-cell>
          <table:table-cell table:formula="of:=[.B162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12.10</text:p>
          </table:table-cell>
          <table:table-cell table:formula="of:=[.B163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12.10</text:p>
          </table:table-cell>
          <table:table-cell table:formula="of:=[.B164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12.10</text:p>
          </table:table-cell>
          <table:table-cell table:formula="of:=[.B165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12.00</text:p>
          </table:table-cell>
          <table:table-cell table:formula="of:=[.B166]" office:value-type="string" office:string-value="12.00" calcext:value-type="string">
            <text:p>1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j.html" xlink:type="simple">Cayman Islands</text:a> </text:p>
          </table:table-cell>
          <table:table-cell office:value-type="string" calcext:value-type="string">
            <text:p>12.00</text:p>
          </table:table-cell>
          <table:table-cell table:formula="of:=[.B167]" office:value-type="string" office:string-value="12.00" calcext:value-type="string">
            <text:p>1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12.00</text:p>
          </table:table-cell>
          <table:table-cell table:formula="of:=[.B168]" office:value-type="string" office:string-value="12.00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11.90</text:p>
          </table:table-cell>
          <table:table-cell table:formula="of:=[.B169]" office:value-type="string" office:string-value="11.90" calcext:value-type="string">
            <text:p>1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11.60</text:p>
          </table:table-cell>
          <table:table-cell table:formula="of:=[.B170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11.60</text:p>
          </table:table-cell>
          <table:table-cell table:formula="of:=[.B171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11.30</text:p>
          </table:table-cell>
          <table:table-cell table:formula="of:=[.B172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d.html" xlink:type="simple">Bermuda</text:a> </text:p>
          </table:table-cell>
          <table:table-cell office:value-type="string" calcext:value-type="string">
            <text:p>11.30</text:p>
          </table:table-cell>
          <table:table-cell table:formula="of:=[.B173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s.html" xlink:type="simple">Palau</text:a> </text:p>
          </table:table-cell>
          <table:table-cell office:value-type="string" calcext:value-type="string">
            <text:p>11.30</text:p>
          </table:table-cell>
          <table:table-cell table:formula="of:=[.B174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11.20</text:p>
          </table:table-cell>
          <table:table-cell table:formula="of:=[.B175]" office:value-type="string" office:string-value="11.20" calcext:value-type="string">
            <text:p>1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11.20</text:p>
          </table:table-cell>
          <table:table-cell table:formula="of:=[.B176]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i.html" xlink:type="simple">British Virgin Islands</text:a> </text:p>
          </table:table-cell>
          <table:table-cell office:value-type="string" calcext:value-type="string">
            <text:p>11.10</text:p>
          </table:table-cell>
          <table:table-cell table:formula="of:=[.B177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11.00</text:p>
          </table:table-cell>
          <table:table-cell table:formula="of:=[.B178]" office:value-type="string" office:string-value="11.00" calcext:value-type="string">
            <text:p>1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10.90</text:p>
          </table:table-cell>
          <table:table-cell table:formula="of:=[.B179]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k.html" xlink:type="simple">Falkland Islands (Islas Malvinas)</text:a> </text:p>
          </table:table-cell>
          <table:table-cell office:value-type="string" calcext:value-type="string">
            <text:p>10.90</text:p>
          </table:table-cell>
          <table:table-cell table:formula="of:=[.B180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m.html" xlink:type="simple">Isle of Man</text:a> </text:p>
          </table:table-cell>
          <table:table-cell office:value-type="string" calcext:value-type="string">
            <text:p>10.90</text:p>
          </table:table-cell>
          <table:table-cell table:formula="of:=[.B181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10.90</text:p>
          </table:table-cell>
          <table:table-cell table:formula="of:=[.B182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10.80</text:p>
          </table:table-cell>
          <table:table-cell table:formula="of:=[.B183]" office:value-type="string" office:string-value="10.80" calcext:value-type="string">
            <text:p>1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10.70</text:p>
          </table:table-cell>
          <table:table-cell table:formula="of:=[.B184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10.70</text:p>
          </table:table-cell>
          <table:table-cell table:formula="of:=[.B185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10.60</text:p>
          </table:table-cell>
          <table:table-cell table:formula="of:=[.B186]" office:value-type="string" office:string-value="10.60" calcext:value-type="string">
            <text:p>1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h.html" xlink:type="simple">Montserrat</text:a> </text:p>
          </table:table-cell>
          <table:table-cell office:value-type="string" calcext:value-type="string">
            <text:p>10.50</text:p>
          </table:table-cell>
          <table:table-cell table:formula="of:=[.B187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10.50</text:p>
          </table:table-cell>
          <table:table-cell table:formula="of:=[.B188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s.html" xlink:type="simple">Liechtenstein</text:a> </text:p>
          </table:table-cell>
          <table:table-cell office:value-type="string" calcext:value-type="string">
            <text:p>10.40</text:p>
          </table:table-cell>
          <table:table-cell table:formula="of:=[.B189]" office:value-type="string" office:string-value="10.40" calcext:value-type="string">
            <text:p>1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10.20</text:p>
          </table:table-cell>
          <table:table-cell table:formula="of:=[.B190]" office:value-type="string" office:string-value="10.20" calcext:value-type="string">
            <text:p>1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10.10</text:p>
          </table:table-cell>
          <table:table-cell table:formula="of:=[.B191]" office:value-type="string" office:string-value="10.10" calcext:value-type="string">
            <text:p>1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10.00</text:p>
          </table:table-cell>
          <table:table-cell table:formula="of:=[.B192]" office:value-type="string" office:string-value="10.00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10.00</text:p>
          </table:table-cell>
          <table:table-cell table:formula="of:=[.B193]" office:value-type="string" office:string-value="10.00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9.90</text:p>
          </table:table-cell>
          <table:table-cell table:formula="of:=[.B194]" office:value-type="string" office:string-value="9.90" calcext:value-type="string">
            <text:p>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k.html" xlink:type="simple">Guernsey</text:a> </text:p>
          </table:table-cell>
          <table:table-cell office:value-type="string" calcext:value-type="string">
            <text:p>9.80</text:p>
          </table:table-cell>
          <table:table-cell table:formula="of:=[.B195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9.80</text:p>
          </table:table-cell>
          <table:table-cell table:formula="of:=[.B196]" office:value-type="string" office:string-value="9.80" calcext:value-type="string">
            <text:p>9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9.80</text:p>
          </table:table-cell>
          <table:table-cell table:formula="of:=[.B197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9.60</text:p>
          </table:table-cell>
          <table:table-cell table:formula="of:=[.B198]" office:value-type="string" office:string-value="9.60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9.60</text:p>
          </table:table-cell>
          <table:table-cell table:formula="of:=[.B199]" office:value-type="string" office:string-value="9.60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9.50</text:p>
          </table:table-cell>
          <table:table-cell table:formula="of:=[.B200]" office:value-type="string" office:string-value="9.50" calcext:value-type="string">
            <text:p>9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9.50</text:p>
          </table:table-cell>
          <table:table-cell table:formula="of:=[.B201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h.html" xlink:type="simple">Saint Helena, Ascension, and Tristan da Cunha</text:a> </text:p>
          </table:table-cell>
          <table:table-cell office:value-type="string" calcext:value-type="string">
            <text:p>9.40</text:p>
          </table:table-cell>
          <table:table-cell table:formula="of:=[.B202]" office:value-type="string" office:string-value="9.40" calcext:value-type="string">
            <text:p>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9.30</text:p>
          </table:table-cell>
          <table:table-cell table:formula="of:=[.B203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9.20</text:p>
          </table:table-cell>
          <table:table-cell table:formula="of:=[.B204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9.20</text:p>
          </table:table-cell>
          <table:table-cell table:formula="of:=[.B205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9.00</text:p>
          </table:table-cell>
          <table:table-cell table:formula="of:=[.B206]" office:value-type="string" office:string-value="9.00" calcext:value-type="string">
            <text:p>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8.90</text:p>
          </table:table-cell>
          <table:table-cell table:formula="of:=[.B207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8.90</text:p>
          </table:table-cell>
          <table:table-cell table:formula="of:=[.B208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8.80</text:p>
          </table:table-cell>
          <table:table-cell table:formula="of:=[.B209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8.80</text:p>
          </table:table-cell>
          <table:table-cell table:formula="of:=[.B210]" office:value-type="string" office:string-value="8.80" calcext:value-type="string">
            <text:p>8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8.70</text:p>
          </table:table-cell>
          <table:table-cell table:formula="of:=[.B211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8.70</text:p>
          </table:table-cell>
          <table:table-cell table:formula="of:=[.B212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8.70</text:p>
          </table:table-cell>
          <table:table-cell table:formula="of:=[.B213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8.60</text:p>
          </table:table-cell>
          <table:table-cell table:formula="of:=[.B214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8.60</text:p>
          </table:table-cell>
          <table:table-cell table:formula="of:=[.B215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8.50</text:p>
          </table:table-cell>
          <table:table-cell table:formula="of:=[.B216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8.50</text:p>
          </table:table-cell>
          <table:table-cell table:formula="of:=[.B217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c.html" xlink:type="simple">Macau</text:a> </text:p>
          </table:table-cell>
          <table:table-cell office:value-type="string" calcext:value-type="string">
            <text:p>8.40</text:p>
          </table:table-cell>
          <table:table-cell table:formula="of:=[.B218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8.30</text:p>
          </table:table-cell>
          <table:table-cell table:formula="of:=[.B219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8.30</text:p>
          </table:table-cell>
          <table:table-cell table:formula="of:=[.B220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8.20</text:p>
          </table:table-cell>
          <table:table-cell table:formula="of:=[.B221]" office:value-type="string" office:string-value="8.20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8.20</text:p>
          </table:table-cell>
          <table:table-cell table:formula="of:=[.B222]" office:value-type="string" office:string-value="8.20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q.html" xlink:type="simple">Puerto Rico</text:a> </text:p>
          </table:table-cell>
          <table:table-cell office:value-type="string" calcext:value-type="string">
            <text:p>8.00</text:p>
          </table:table-cell>
          <table:table-cell table:formula="of:=[.B223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7.50</text:p>
          </table:table-cell>
          <table:table-cell table:formula="of:=[.B224]" office:value-type="string" office:string-value="7.50" calcext:value-type="string">
            <text:p>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7.30</text:p>
          </table:table-cell>
          <table:table-cell table:formula="of:=[.B225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b.html" xlink:type="simple">Saint Pierre and Miquelon</text:a> </text:p>
          </table:table-cell>
          <table:table-cell office:value-type="string" calcext:value-type="string">
            <text:p>7.00</text:p>
          </table:table-cell>
          <table:table-cell table:formula="of:=[.B226]" office:value-type="string" office:string-value="7.00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6.50</text:p>
          </table:table-cell>
          <table:table-cell table:formula="of:=[.B227]" office:value-type="string" office:string-value="6.50" calcext:value-type="string">
            <text:p>6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38:56.771000000</meta:creation-date>
    <dc:date>2023-07-19T15:40:29.931000000</dc:date>
    <meta:editing-duration>PT1M33S</meta:editing-duration>
    <meta:editing-cycles>1</meta:editing-cycles>
    <meta:document-statistic meta:table-count="1" meta:cell-count="680" meta:object-count="0"/>
    <meta:generator>LibreOffice/6.2.4.2$Windows_X86_64 LibreOffice_project/2412653d852ce75f65fbfa83fb7e7b669a126d64</meta:generator>
  </office:meta>
</office:document-meta>
</file>